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108cm" svg:y="7.1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9.708cm" svg:y="7.1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408cm" svg:y="10.6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5.808cm" svg:y="10.6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8.008cm" svg:y="10.6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1.408cm" svg:y="10.662cm">
          <draw:text-box>
            <text:p><text:span text:style-name="T3">6</text:span></text:p>
          </draw:text-box>
        </draw:frame>
        <draw:connector draw:style-name="gr6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6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6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6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6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6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22:39.757420901</dc:date>
    <dc:creator>elucterio </dc:creator>
    <meta:editing-duration>PT4H20M16S</meta:editing-duration>
    <meta:editing-cycles>30</meta:editing-cycles>
    <meta:generator>LibreOffice/4.2.8.2$Linux_X86_64 LibreOffice_project/420m0$Build-2</meta:generator>
    <meta:document-statistic meta:object-count="34"/>
  </office:meta>
</office:document-meta>
</file>